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9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15.75mm"/>
    </style:style>
    <style:style style:name="co6" style:family="table-column">
      <style:table-column-properties fo:break-before="auto" style:column-width="13.46mm"/>
    </style:style>
    <style:style style:name="co7" style:family="table-column">
      <style:table-column-properties fo:break-before="auto" style:column-width="13.74mm"/>
    </style:style>
    <style:style style:name="co8" style:family="table-column">
      <style:table-column-properties fo:break-before="auto" style:column-width="10.87mm"/>
    </style:style>
    <style:style style:name="co9" style:family="table-column">
      <style:table-column-properties fo:break-before="auto" style:column-width="112.0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Ubuntu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Sex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Esc.</text:p>
          </table:table-cell>
          <table:table-cell table:style-name="ce5" office:value-type="string" calcext:value-type="string">
            <text:p>Neuropsi</text:p>
          </table:table-cell>
          <table:table-cell table:style-name="ce5" office:value-type="string" calcext:value-type="string">
            <text:p>MMSE</text:p>
          </table:table-cell>
          <table:table-cell table:style-name="ce5" office:value-type="string" calcext:value-type="string">
            <text:p>SATS</text:p>
          </table:table-cell>
          <table:table-cell table:style-name="ce5" office:value-type="string" calcext:value-type="string">
            <text:p>KATZ</text:p>
          </table:table-cell>
          <table:table-cell table:style-name="ce5" office:value-type="string" calcext:value-type="string">
            <text:p>Gds</text:p>
          </table:table-cell>
          <table:table-cell table:style-name="ce5" office:value-type="string" calcext:value-type="string">
            <text:p>Not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CR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MJH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JAE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07.5" calcext:value-type="float">
            <text:p>107.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Disminución aguda visual y auditiva, alcoholismo prev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FGR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LO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LO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RU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JGZ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FGH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83.5" calcext:value-type="float">
            <text:p>83.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arálisis facial, hipotiroides, columna, catarat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GG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EMT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AVERAGE([.C2:.C6])" office:value-type="float" office:value="68.2" calcext:value-type="float">
            <text:p>68.2</text:p>
          </table:table-cell>
          <table:table-cell table:formula="of:=AVERAGE([.D2:.D6])" office:value-type="float" office:value="9.2" calcext:value-type="float">
            <text:p>9.2</text:p>
          </table:table-cell>
          <table:table-cell table:formula="of:=AVERAGE([.E2:.E6])" office:value-type="float" office:value="107.9" calcext:value-type="float">
            <text:p>107.9</text:p>
          </table:table-cell>
          <table:table-cell table:formula="of:=AVERAGE([.F2:.F6])" office:value-type="float" office:value="29.4" calcext:value-type="float">
            <text:p>29.4</text:p>
          </table:table-cell>
          <table:table-cell table:formula="of:=AVERAGE([.G2:.G6])" office:value-type="float" office:value="19.8" calcext:value-type="float">
            <text:p>19.8</text:p>
          </table:table-cell>
          <table:table-cell table:formula="of:=AVERAGE([.H2:.H6])" office:value-type="float" office:value="0" calcext:value-type="float">
            <text:p>0</text:p>
          </table:table-cell>
          <table:table-cell table:formula="of:=AVERAGE([.I2:.I6])" office:value-type="float" office:value="3.75" calcext:value-type="float">
            <text:p>3.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TDEV([.C8:.C11])" office:value-type="float" office:value="2.75378527364305" calcext:value-type="float">
            <text:p>2.7537852736</text:p>
          </table:table-cell>
          <table:table-cell table:formula="of:=STDEV([.D8:.D11])" office:value-type="float" office:value="2.51661147842358" calcext:value-type="float">
            <text:p>2.5166114784</text:p>
          </table:table-cell>
          <table:table-cell table:formula="of:=STDEV([.E8:.E11])" office:value-type="float" office:value="3.77491721763537" calcext:value-type="float">
            <text:p>3.7749172176</text:p>
          </table:table-cell>
          <table:table-cell table:formula="of:=STDEV([.F8:.F11])" office:value-type="float" office:value="1.70782512765993" calcext:value-type="float">
            <text:p>1.7078251277</text:p>
          </table:table-cell>
          <table:table-cell table:formula="of:=STDEV([.G8:.G11])" office:value-type="float" office:value="5.41602560309064" calcext:value-type="float">
            <text:p>5.4160256031</text:p>
          </table:table-cell>
          <table:table-cell table:formula="of:=STDEV([.H8:.H11])" office:value-type="float" office:value="0.5" calcext:value-type="float">
            <text:p>0.5</text:p>
          </table:table-cell>
          <table:table-cell table:formula="of:=STDEV([.I8:.I11])" office:value-type="float" office:value="2.06155281280883" calcext:value-type="float">
            <text:p>2.06155281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AVERAGE([.C8:.C11])" office:value-type="float" office:value="66.25" calcext:value-type="float">
            <text:p>66.25</text:p>
          </table:table-cell>
          <table:table-cell table:formula="of:=AVERAGE([.D8:.D11])" office:value-type="float" office:value="8.5" calcext:value-type="float">
            <text:p>8.5</text:p>
          </table:table-cell>
          <table:table-cell table:formula="of:=AVERAGE([.E8:.E11])" office:value-type="float" office:value="85.75" calcext:value-type="float">
            <text:p>85.75</text:p>
          </table:table-cell>
          <table:table-cell table:formula="of:=AVERAGE([.F8:.F11])" office:value-type="float" office:value="27.25" calcext:value-type="float">
            <text:p>27.25</text:p>
          </table:table-cell>
          <table:table-cell table:formula="of:=AVERAGE([.G8:.G11])" office:value-type="float" office:value="18" calcext:value-type="float">
            <text:p>18</text:p>
          </table:table-cell>
          <table:table-cell table:formula="of:=AVERAGE([.H8:.H11])" office:value-type="float" office:value="0.25" calcext:value-type="float">
            <text:p>0.25</text:p>
          </table:table-cell>
          <table:table-cell table:formula="of:=AVERAGE([.I8:.I11])" office:value-type="float" office:value="3.25" calcext:value-type="float">
            <text:p>3.2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TDEV([.C8:.C11])" office:value-type="float" office:value="2.75378527364305" calcext:value-type="float">
            <text:p>2.7537852736</text:p>
          </table:table-cell>
          <table:table-cell table:formula="of:=STDEV([.D8:.D11])" office:value-type="float" office:value="2.51661147842358" calcext:value-type="float">
            <text:p>2.5166114784</text:p>
          </table:table-cell>
          <table:table-cell table:formula="of:=STDEV([.E8:.E11])" office:value-type="float" office:value="3.77491721763537" calcext:value-type="float">
            <text:p>3.7749172176</text:p>
          </table:table-cell>
          <table:table-cell table:formula="of:=STDEV([.F8:.F11])" office:value-type="float" office:value="1.70782512765993" calcext:value-type="float">
            <text:p>1.7078251277</text:p>
          </table:table-cell>
          <table:table-cell table:formula="of:=STDEV([.G8:.G11])" office:value-type="float" office:value="5.41602560309064" calcext:value-type="float">
            <text:p>5.4160256031</text:p>
          </table:table-cell>
          <table:table-cell table:formula="of:=STDEV([.H8:.H11])" office:value-type="float" office:value="0.5" calcext:value-type="float">
            <text:p>0.5</text:p>
          </table:table-cell>
          <table:table-cell table:formula="of:=STDEV([.I8:.I11])" office:value-type="float" office:value="2.06155281280883" calcext:value-type="float">
            <text:p>2.06155281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AVERAGE([.C13:.C15])" office:value-type="float" office:value="60.6666666666667" calcext:value-type="float">
            <text:p>60.6666666667</text:p>
          </table:table-cell>
          <table:table-cell table:formula="of:=AVERAGE([.D13:.D15])" office:value-type="float" office:value="13.3333333333333" calcext:value-type="float">
            <text:p>13.3333333333</text:p>
          </table:table-cell>
          <table:table-cell table:formula="of:=AVERAGE([.E13:.E15])" office:value-type="float" office:value="101.166666666667" calcext:value-type="float">
            <text:p>101.1666666667</text:p>
          </table:table-cell>
          <table:table-cell table:formula="of:=AVERAGE([.F13:.F15])" office:value-type="float" office:value="26.3333333333333" calcext:value-type="float">
            <text:p>26.3333333333</text:p>
          </table:table-cell>
          <table:table-cell table:formula="of:=AVERAGE([.G13:.G15])" office:value-type="float" office:value="22.3333333333333" calcext:value-type="float">
            <text:p>22.3333333333</text:p>
          </table:table-cell>
          <table:table-cell table:formula="of:=AVERAGE([.H13:.H15])" office:value-type="float" office:value="0.333333333333333" calcext:value-type="float">
            <text:p>0.3333333333</text:p>
          </table:table-cell>
          <table:table-cell table:formula="of:=AVERAGE([.I13:.I15])" office:value-type="float" office:value="7.33333333333333" calcext:value-type="float">
            <text:p>7.333333333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TDEV([.C13:.C15])" office:value-type="float" office:value="10.5039675043925" calcext:value-type="float">
            <text:p>10.5039675044</text:p>
          </table:table-cell>
          <table:table-cell table:formula="of:=STDEV([.D13:.D15])" office:value-type="float" office:value="7.50555349946514" calcext:value-type="float">
            <text:p>7.5055534995</text:p>
          </table:table-cell>
          <table:table-cell table:formula="of:=STDEV([.E13:.E15])" office:value-type="float" office:value="15.8140233126593" calcext:value-type="float">
            <text:p>15.8140233127</text:p>
          </table:table-cell>
          <table:table-cell table:formula="of:=STDEV([.F13:.F15])" office:value-type="float" office:value="4.72581562625261" calcext:value-type="float">
            <text:p>4.7258156263</text:p>
          </table:table-cell>
          <table:table-cell table:formula="of:=STDEV([.G13:.G15])" office:value-type="float" office:value="7.02376916856849" calcext:value-type="float">
            <text:p>7.0237691686</text:p>
          </table:table-cell>
          <table:table-cell table:formula="of:=STDEV([.H13:.H15])" office:value-type="float" office:value="0.577350269189626" calcext:value-type="float">
            <text:p>0.5773502692</text:p>
          </table:table-cell>
          <table:table-cell table:formula="of:=STDEV([.I13:.I15])" office:value-type="float" office:value="5.77350269189626" calcext:value-type="float">
            <text:p>5.7735026919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3:12:46.429149753</meta:creation-date>
    <meta:generator>LibreOffice/5.1.6.2$Linux_x86 LibreOffice_project/10m0$Build-2</meta:generator>
    <dc:date>2017-03-25T01:09:47.658295274</dc:date>
    <meta:editing-duration>PT53M30S</meta:editing-duration>
    <meta:editing-cycles>3</meta:editing-cycles>
    <meta:document-statistic meta:table-count="1" meta:cell-count="161" meta:object-count="0"/>
  </office:meta>
</office:document-meta>
</file>